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57cm" svg:height="0.787cm" draw:transform="rotate (-1.55264490257416) translate (5.3032854593356cm 2.2796891904358cm)" svg:viewBox="0 0 6158 788" svg:d="M138 708c340 31 2056 64 2776 75 719 8 2837 5 3210-2 129 5-139-710-252-710-368 1-1727 76-2563 82-836 12-2898-101-3255-153-120-16-16 698 84 708z">
          <text:p/>
        </draw:path>
        <draw:path draw:style-name="gr1" draw:text-style-name="P1" draw:layer="layout" svg:width="0.903cm" svg:height="0.661cm" draw:transform="skewX (0.00122173047639612) rotate (-2.15687788961459) translate (5.4296401432275cm 2.325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6) rotate (-2.1556561591382) translate (5.468623985261cm 8.170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7:03:14.078000000</dc:date>
    <meta:editing-duration>PT2M45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